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text-properties style:font-name="Arial" fo:font-size="5pt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P12" style:family="paragraph" style:parent-style-name="Standard"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8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9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22" style:family="paragraph" style:parent-style-name="Text_20_body">
      <style:paragraph-properties fo:margin-top="0in" fo:margin-bottom="0in" fo:text-align="center" style:justify-single-word="false"/>
      <style:text-properties fo:font-size="6pt" style:font-size-asian="6pt" style:font-size-complex="6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7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0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1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2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3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5" style:family="paragraph" style:parent-style-name="Standard">
      <style:paragraph-properties fo:margin-top="0.0402in" fo:margin-bottom="0in" fo:text-align="center" style:justify-single-word="false"/>
      <style:text-properties fo:font-size="6pt" style:font-size-asian="6pt" style:font-size-complex="6pt"/>
    </style:style>
    <style:style style:name="P36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0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1" style:family="paragraph" style:parent-style-name="Text_20_body">
      <style:text-properties fo:font-size="10pt" style:font-size-asian="10pt" style:font-size-complex="10pt"/>
    </style:style>
    <style:style style:name="P42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ru" fo:country="RU" style:font-size-asian="10pt" style:font-name-complex="Arial"/>
    </style:style>
    <style:style style:name="T9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name-complex="Tahoma" style:font-style-complex="italic"/>
    </style:style>
    <style:style style:name="T12" style:family="text">
      <style:text-properties fo:language="en" fo:country="US" fo:font-style="italic" style:font-style-asian="italic" style:font-name-complex="Symbol" style:font-style-complex="italic"/>
    </style:style>
    <style:style style:name="T13" style:family="text">
      <style:text-properties fo:language="en" fo:country="US" style:font-name-complex="Arial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language="ru" fo:country="RU"/>
    </style:style>
    <style:style style:name="T19" style:family="text">
      <style:text-properties fo:language="ru" fo:country="RU" style:text-underline-style="solid" style:text-underline-width="auto" style:text-underline-color="font-color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-complex="Ari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4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5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26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7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8" style:family="text">
      <style:text-properties style:use-window-font-color="true" style:text-position="0% 100%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9" style:family="text">
      <style:text-properties style:use-window-font-color="true" style:font-name="Arial" fo:font-size="10pt" style:font-size-asian="10pt" style:font-name-complex="Arial" style:font-size-complex="10pt"/>
    </style:style>
    <style:style style:name="T30" style:family="text">
      <style:text-properties style:use-window-font-color="true" style:font-name="Arial" fo:font-size="9pt" fo:language="ru" fo:country="RU" fo:font-style="normal" fo:font-weight="normal" style:font-name-asian="Times New Roman" style:font-size-asian="9pt" style:font-style-asian="normal" style:font-weight-asian="normal" style:font-name-complex="Symbol" style:font-size-complex="9pt" style:font-style-complex="normal" style:font-weight-complex="normal"/>
    </style:style>
    <style:style style:name="T31" style:family="text">
      <style:text-properties style:use-window-font-color="true" style:text-position="super 58%" style:font-name="Arial" fo:font-size="10pt" style:font-size-asian="10pt" style:font-name-complex="Arial" style:font-size-complex="10pt"/>
    </style:style>
    <style:style style:name="T32" style:family="text">
      <style:text-properties style:use-window-font-color="true" style:text-underline-style="solid" style:text-underline-width="auto" style:text-underline-color="font-color"/>
    </style:style>
    <style:style style:name="T33" style:family="text">
      <style:text-properties style:use-window-font-color="true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34" style:family="text">
      <style:text-properties style:use-window-font-color="true" style:text-position="sub 58%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35" style:family="text">
      <style:text-properties style:text-position="super 58%"/>
    </style:style>
    <style:style style:name="T36" style:family="text">
      <style:text-properties style:text-position="0% 100%"/>
    </style:style>
    <style:style style:name="T37" style:family="text">
      <style:text-properties style:font-name-complex="Tahoma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21">ПРОТОКОЛ ПРОВЕРКИ</text:p>
      <text:p text:style-name="P8"/>
      <text:p text:style-name="P18"><text:span text:style-name="T9">Измеритель-сигнализатор СРК-АТ2327</text:span><text:span text:style-name="T3"><text:tab/></text:span><text:span text:style-name="T5">Дата проверки: </text:span><text:span text:style-name="T6">$date </text:span><text:span text:style-name="T5">г.</text:span></text:p>
      <text:p text:style-name="P9"/>
      <text:p text:style-name="P9"><text:span text:style-name="T24">з/н: </text:span><text:span text:style-name="T23">$serial</text:span></text:p>
      <text:p text:style-name="P9"/>
      <text:p text:style-name="P9"><text:span text:style-name="T24">Тип: </text:span><text:span text:style-name="T23">БДК</text:span><text:span text:style-name="T25">Н</text:span><text:span text:style-name="T23">-02 </text:span></text:p>
      <text:p text:style-name="P11"><text:tab/></text:p>
      <text:p text:style-name="P7">Диапазон измерения плотности потока нейтронного излучения:</text:p>
      <text:p text:style-name="P20"><text:span text:style-name="T29">БДКН-02: 0.1 – 10</text:span><text:span text:style-name="T31">4</text:span><text:span text:style-name="T29"> с</text:span><text:span text:style-name="T31">-1</text:span><text:span text:style-name="T30">·</text:span><text:span text:style-name="T29">см</text:span><text:span text:style-name="T31">-2 </text:span><text:span text:style-name="T29">;</text:span></text:p>
      <text:p text:style-name="P19"/>
      <text:p text:style-name="P7">Относительная погрешность измерения:</text:p>
      <text:p text:style-name="P6"><text:span text:style-name="T32">БДКН-02: </text:span><text:span text:style-name="T22">± </text:span><text:span text:style-name="T19">20</text:span><text:span text:style-name="T22"> %</text:span></text:p>
      <text:p text:style-name="P10"/>
      <text:p text:style-name="P5">Условия эксплуатации:</text:p>
      <text:p text:style-name="P30"><text:span text:style-name="T7">- <text:s/></text:span><text:span text:style-name="T4">Температура окружающего воздуха<text:tab/><text:tab/>+</text:span><text:span text:style-name="T7">$temp</text:span><text:span text:style-name="T4"> °</text:span><text:span text:style-name="T7">C</text:span></text:p>
      <text:p text:style-name="P31"><text:span text:style-name="T7">- <text:s/></text:span><text:span text:style-name="T4">Атмосферное давление<text:tab/><text:tab/><text:tab/><text:tab/>98,5 </text:span><text:span text:style-name="T7">kPa</text:span></text:p>
      <text:p text:style-name="P31"><text:span text:style-name="T7">- <text:s/></text:span><text:span text:style-name="T4">Относительная влажность воздуха<text:tab/><text:tab/></text:span><text:span text:style-name="T7">$vlag</text:span><text:span text:style-name="T4"> %</text:span></text:p>
      <text:p text:style-name="P31"><text:span text:style-name="T7">- <text:s/></text:span><text:span text:style-name="T4">Радиационный фон<text:tab/><text:tab/><text:tab/><text:tab/></text:span><text:span text:style-name="T7">$bground</text:span><text:span text:style-name="T4"> </text:span><text:span text:style-name="T8">н</text:span><text:span text:style-name="T4">Зв/ч</text:span></text:p>
      <text:p text:style-name="P27">Эталонные средства измерений: </text:p>
      <text:p text:style-name="P32"><text:span text:style-name="T7">- <text:s/></text:span><text:span text:style-name="T26">$facility_14</text:span><text:span text:style-name="T27">0;</text:span></text:p>
      <text:p text:style-name="P33"/>
      <text:p text:style-name="P34"/>
      <text:p text:style-name="P34">Данные проверки</text:p>
      <text:p text:style-name="P35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6"><text:span text:style-name="T13">Блок детектирования </text:span>нейтронного излучения с БДКН-0<text:span text:style-name="T10">2</text:span> № <text:span text:style-name="T13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14">Плотность потока <text:line-break/>в поверяемой точке <text:span text:style-name="T28">φ</text:span><text:span text:style-name="T17">0</text:span><text:span text:style-name="T15">i</text:span> ,<text:line-break/>с<text:span text:style-name="T35">-1</text:span><text:span text:style-name="T33">·</text:span>см<text:span text:style-name="T35">-2</text:span></text:p>
          </table:table-cell>
          <table:table-cell table:style-name="t1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1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$1-br1</text:p>
            <text:p text:style-name="P13"><text:span text:style-name="T12">φ</text:span><text:span text:style-name="T15">0i</text:span><text:span text:style-name="T10">=$1-fi1</text:span></text:p>
            <text:p text:style-name="P3">1,0-10</text:p>
          </table:table-cell>
          <table:table-cell table:style-name="t1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$1-br2</text:p>
            <text:p text:style-name="P13"><text:span text:style-name="T12">φ</text:span><text:span text:style-name="T15">0i</text:span><text:span text:style-name="T10">=$1-fi2</text:span></text:p>
            <text:p text:style-name="P13">20-100</text:p>
          </table:table-cell>
          <table:table-cell table:style-name="t1.B2" office:value-type="string">
            <text:p text:style-name="P38">ИБН-8-6</text:p>
            <text:p text:style-name="P37"><text:span text:style-name="T10"><text:s text:c="3"/></text:span>№<text:span text:style-name="T10">010</text:span></text:p>
            <text:p text:style-name="P37"><text:span text:style-name="T10">R=1,0</text:span>м</text:p>
            <text:p text:style-name="P39">B(R)=$1-br3</text:p>
            <text:p text:style-name="P37"><text:span text:style-name="T12">φ</text:span><text:span text:style-name="T15">0i</text:span><text:span text:style-name="T10">=$1-fi3</text:span></text:p>
            <text:p text:style-name="P38">2⋅10<text:span text:style-name="T35">2</text:span> - 10<text:span text:style-name="T35">3</text:span></text:p>
          </table:table-cell>
          <table:table-cell table:style-name="t1.F2" office:value-type="string">
            <text:p text:style-name="P38">ИБН-8-6</text:p>
            <text:p text:style-name="P37"><text:span text:style-name="T10"><text:s text:c="3"/></text:span>№<text:span text:style-name="T10">010</text:span></text:p>
            <text:p text:style-name="P37"><text:span text:style-name="T10">R=0,5</text:span>м</text:p>
            <text:p text:style-name="P39">B(R)=$1-br4</text:p>
            <text:p text:style-name="P37"><text:span text:style-name="T12">φ</text:span><text:span text:style-name="T15">0i</text:span><text:span text:style-name="T10">=$1-fi4</text:span></text:p>
            <text:p text:style-name="P38">2⋅10<text:span text:style-name="T35">3</text:span> - 10<text:span text:style-name="T35">4</text:span></text:p>
          </table:table-cell>
        </table:table-row>
        <table:table-row>
          <table:table-cell table:style-name="t1.A3" office:value-type="string">
            <text:p text:style-name="P15">Показания прибора в поверяемой точке <text:s/><text:span text:style-name="T28">φ</text:span><text:span text:style-name="T17">0</text:span><text:span text:style-name="T15">i</text:span>, с<text:span text:style-name="T35">-1</text:span><text:span text:style-name="T33">·</text:span>см<text:span text:style-name="T35">-2 </text:span><text:span text:style-name="T36">,±δ</text:span>ст, %</text:p>
          </table:table-cell>
          <table:table-cell table:style-name="t1.B3" office:value-type="string">
            <text:p text:style-name="P14"/>
          </table:table-cell>
          <table:table-cell table:style-name="t1.B3" office:value-type="string">
            <text:p text:style-name="P17">$1-61</text:p>
            <text:p text:style-name="P17">$1-71</text:p>
            <text:p text:style-name="P17">$1-81</text:p>
          </table:table-cell>
          <table:table-cell table:style-name="t1.B3" office:value-type="string">
            <text:p text:style-name="P17">$1-62</text:p>
            <text:p text:style-name="P17">$1-72</text:p>
            <text:p text:style-name="P17">$1-82</text:p>
          </table:table-cell>
          <table:table-cell table:style-name="t1.B3" office:value-type="string">
            <text:p text:style-name="P17">$1-63</text:p>
            <text:p text:style-name="P17">$1-73</text:p>
            <text:p text:style-name="P17">$1-83</text:p>
          </table:table-cell>
          <table:table-cell table:style-name="t1.F3" office:value-type="string">
            <text:p text:style-name="P17">$1-64</text:p>
            <text:p text:style-name="P17">$1-74</text:p>
            <text:p text:style-name="P17">$1-84</text:p>
          </table:table-cell>
        </table:table-row>
        <table:table-row>
          <table:table-cell table:style-name="t1.A3" office:value-type="string">
            <text:p text:style-name="P15">Среднее значение показаний, <text:span text:style-name="T28">φ</text:span><text:span text:style-name="T15">i</text:span>, с<text:span text:style-name="T35">-1</text:span><text:span text:style-name="T33">·</text:span>см<text:span text:style-name="T35">-2</text:span></text:p>
          </table:table-cell>
          <table:table-cell table:style-name="t1.B3" office:value-type="string">
            <text:p text:style-name="P17">$<text:span text:style-name="T18">1</text:span>-00</text:p>
          </table:table-cell>
          <table:table-cell table:style-name="t1.B3" office:value-type="string">
            <text:p text:style-name="P17">$<text:span text:style-name="T18">1</text:span>-01</text:p>
          </table:table-cell>
          <table:table-cell table:style-name="t1.B3" office:value-type="string">
            <text:p text:style-name="P17">$<text:span text:style-name="T18">1</text:span>-02</text:p>
          </table:table-cell>
          <table:table-cell table:style-name="t1.B3" office:value-type="string">
            <text:p text:style-name="P17">$<text:span text:style-name="T18">1</text:span>-03</text:p>
          </table:table-cell>
          <table:table-cell table:style-name="t1.F3" office:value-type="string">
            <text:p text:style-name="P17">$<text:span text:style-name="T18">1</text:span>-04</text:p>
          </table:table-cell>
        </table:table-row>
        <table:table-row>
          <table:table-cell table:style-name="t1.A3" office:value-type="string">
            <text:p text:style-name="P15">Результат измерения плотности потока в поверяемой точке</text:p>
            <text:p text:style-name="P12"><text:span text:style-name="T28">φ</text:span><text:span text:style-name="T16">np</text:span><text:span text:style-name="T15">i</text:span>, <text:span text:style-name="T14">с</text:span><text:span text:style-name="T35">-1</text:span><text:span text:style-name="T34">·</text:span><text:span text:style-name="T36">см</text:span><text:span text:style-name="T35">-2</text:span></text:p>
          </table:table-cell>
          <table:table-cell table:style-name="t1.B3" office:value-type="string">
            <text:p text:style-name="P14"/>
          </table:table-cell>
          <table:table-cell table:style-name="t1.B3" office:value-type="string">
            <text:p text:style-name="P17">$1-n21</text:p>
          </table:table-cell>
          <table:table-cell table:style-name="t1.B3" office:value-type="string">
            <text:p text:style-name="P17">$1-n22</text:p>
          </table:table-cell>
          <table:table-cell table:style-name="t1.B3" office:value-type="string">
            <text:p text:style-name="P17">$1-n23</text:p>
          </table:table-cell>
          <table:table-cell table:style-name="t1.F3" office:value-type="string">
            <text:p text:style-name="P17">$1-n24</text:p>
          </table:table-cell>
        </table:table-row>
        <table:table-row>
          <table:table-cell table:style-name="t1.A3" office:value-type="string">
            <text:p text:style-name="P15">Основная относительная погрешность измерения, <text:span text:style-name="T37">Δ</text:span><text:span text:style-name="T11">i</text:span>%</text:p>
          </table:table-cell>
          <table:table-cell table:style-name="t1.B3" office:value-type="string">
            <text:p text:style-name="P14"/>
          </table:table-cell>
          <table:table-cell table:style-name="t1.B3" office:value-type="string">
            <text:p text:style-name="P17">$1-n31</text:p>
          </table:table-cell>
          <table:table-cell table:style-name="t1.B3" office:value-type="string">
            <text:p text:style-name="P17">$1-n32</text:p>
          </table:table-cell>
          <table:table-cell table:style-name="t1.B3" office:value-type="string">
            <text:p text:style-name="P17">$1-n33</text:p>
          </table:table-cell>
          <table:table-cell table:style-name="t1.F3" office:value-type="string">
            <text:p text:style-name="P17">$1-n34</text:p>
          </table:table-cell>
        </table:table-row>
        <table:table-row>
          <table:table-cell table:style-name="t1.A3" office:value-type="string">
            <text:p text:style-name="P15">Доверительная граница основной относительной погрешности <text:span text:style-name="T37">Δ</text:span><text:span text:style-name="T11">i</text:span>, %</text:p>
          </table:table-cell>
          <table:table-cell table:style-name="t1.B3" office:value-type="string">
            <text:p text:style-name="P14"/>
            <text:p text:style-name="P13"/>
          </table:table-cell>
          <table:table-cell table:style-name="t1.B3" office:value-type="string">
            <text:p text:style-name="P17">$1-n41</text:p>
          </table:table-cell>
          <table:table-cell table:style-name="t1.B3" office:value-type="string">
            <text:p text:style-name="P17">$1-n42</text:p>
          </table:table-cell>
          <table:table-cell table:style-name="t1.B3" office:value-type="string">
            <text:p text:style-name="P17">$1-n43</text:p>
          </table:table-cell>
          <table:table-cell table:style-name="t1.F3" office:value-type="string">
            <text:p text:style-name="P17">$1-n44</text:p>
          </table:table-cell>
        </table:table-row>
        <table:table-row table:style-name="t1.8">
          <table:table-cell table:style-name="t1.A8" office:value-type="string">
            <text:p text:style-name="P40"><text:span text:style-name="T20">Пределосновной </text:span>относительной погрешности ,%</text:p>
          </table:table-cell>
          <table:table-cell table:style-name="t1.B8" office:value-type="string">
            <text:p text:style-name="P14"/>
          </table:table-cell>
          <table:table-cell table:style-name="t1.C8" table:number-columns-spanned="4" office:value-type="string">
            <text:p text:style-name="P14">±<text:span text:style-name="T18">20</text:span></text:p>
          </table:table-cell>
          <table:covered-table-cell/>
          <table:covered-table-cell/>
          <table:covered-table-cell/>
        </table:table-row>
      </table:table>
      <text:p text:style-name="P41"/>
      <text:p text:style-name="P2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3">Проверку произвел:</text:p>
          </table:table-cell>
          <table:table-cell table:style-name="Таблица1.A1" office:value-type="string">
            <text:p text:style-name="P24">$calibrat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28"/>
          </table:table-cell>
          <table:table-cell table:style-name="Таблица1.C2" office:value-type="string">
            <text:p text:style-name="P26">(<text:span text:style-name="T21">подпись</text:span>)</text:p>
          </table:table-cell>
        </table:table-row>
        <table:table-row>
          <table:table-cell table:style-name="Таблица1.A1" office:value-type="string">
            <text:p text:style-name="P23">Технический контроль: </text:p>
          </table:table-cell>
          <table:table-cell table:style-name="Таблица1.A1" office:value-type="string">
            <text:p text:style-name="P25">$controll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2" office:value-type="string">
            <text:p text:style-name="P28"/>
          </table:table-cell>
          <table:table-cell table:style-name="Таблица1.B4" office:value-type="string">
            <text:p text:style-name="P28"/>
          </table:table-cell>
          <table:table-cell table:style-name="Таблица1.C2" office:value-type="string">
            <text:p text:style-name="P26">(<text:span text:style-name="T21">подпись</text:span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5-09-12T14:31:33.94</dc:date>
    <meta:print-date>2019-04-03T15:18:00</meta:print-date>
    <meta:editing-cycles>156</meta:editing-cycles>
    <meta:editing-duration>PT9H49M51S</meta:editing-duration>
    <meta:generator>OpenOffice/4.1.6$Win32 OpenOffice.org_project/416m1$Build-9790</meta:generator>
    <meta:document-statistic meta:table-count="2" meta:image-count="1" meta:object-count="0" meta:page-count="1" meta:paragraph-count="92" meta:word-count="193" meta:character-count="1481"/>
  </office:meta>
</office:document-meta>
</file>